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d90" officeooo:paragraph-rsid="00120d90"/>
    </style:style>
    <style:style style:name="P2" style:family="paragraph" style:parent-style-name="Standard">
      <style:text-properties officeooo:paragraph-rsid="00120d90"/>
    </style:style>
    <style:style style:name="P3" style:family="paragraph" style:parent-style-name="Standard">
      <style:text-properties style:font-name="DejaVu Sans Mono" fo:font-size="11pt" style:font-size-asian="11pt" style:font-size-complex="11pt"/>
    </style:style>
    <style:style style:name="P4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officeooo:rsid="00120d90"/>
    </style:style>
    <style:style style:name="T2" style:family="text">
      <style:text-properties officeooo:rsid="001387ab"/>
    </style:style>
    <style:style style:name="T3" style:family="text">
      <style:text-properties officeooo:rsid="00165cf4"/>
    </style:style>
    <style:style style:name="T4" style:family="text">
      <style:text-properties officeooo:rsid="0017dc11"/>
    </style:style>
    <style:style style:name="T5" style:family="text">
      <style:text-properties officeooo:rsid="0019eccb"/>
    </style:style>
    <style:style style:name="T6" style:family="text">
      <style:text-properties officeooo:rsid="001a570a"/>
    </style:style>
    <style:style style:name="T7" style:family="text">
      <style:text-properties officeooo:rsid="001c10a1"/>
    </style:style>
    <style:style style:name="T8" style:family="text">
      <style:text-properties officeooo:rsid="001c5b57"/>
    </style:style>
    <style:style style:name="T9" style:family="text">
      <style:text-properties officeooo:rsid="001dfebc"/>
    </style:style>
    <style:style style:name="T10" style:family="text">
      <style:text-properties officeooo:rsid="001e04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ffee Pseudocode</text:h>
      <text:p text:style-name="P4">FUNCTION SetTime(time)</text:p>
      <text:p text:style-name="P4"><text:tab/>get hour from user</text:p>
      <text:p text:style-name="P4"><text:tab/>get minute from user</text:p>
      <text:p text:style-name="P4"><text:tab/>SET time</text:p>
      <text:p text:style-name="P4"><text:tab/>wait for ON (or perhaps time-out)</text:p>
      <text:p text:style-name="P4"/>
      <text:p text:style-name="P4">FUNCTION GetTime()</text:p>
      <text:p text:style-name="P4"><text:tab/>get time from timer</text:p>
      <text:p text:style-name="P4"><text:tab/>return time</text:p>
      <text:p text:style-name="P4"/>
      <text:p text:style-name="P4">FUNCTION DisplayTime(time)</text:p>
      <text:p text:style-name="P4"><text:tab/><text:span text:style-name="T10">OUTPUT time</text:span></text:p>
      <text:p text:style-name="P4"/>
      <text:p text:style-name="P4">FUNCTION BrewCoffee()</text:p>
      <text:p text:style-name="P4"><text:tab/>WHILE heat sensor &lt; optimal</text:p>
      <text:p text:style-name="P4"><text:tab/><text:tab/>Turn on Heat Pad</text:p>
      <text:p text:style-name="P4"><text:tab/>WHILE water sensor</text:p>
      <text:p text:style-name="P4"><text:tab/><text:tab/>Dispense water</text:p>
      <text:p text:style-name="P4"/>
      <text:p text:style-name="P4">FUNCTION CheckProgram(time, programTime, machineState</text:p>
      <text:p text:style-name="P4"><text:tab/>IF programTime equals time-out</text:p>
      <text:p text:style-name="P4"><text:tab/><text:tab/>SET machineState = ON</text:p>
      <text:p text:style-name="P4"/>
      <text:p text:style-name="P4">FUNCTION CheckState(button, machineState)</text:p>
      <text:p text:style-name="P4"><text:tab/>IF machineState is ON and button is ON</text:p>
      <text:p text:style-name="P4"><text:tab/><text:tab/>SET machineState = SETTIME</text:p>
      <text:p text:style-name="P4"><text:tab/>ELSE</text:p>
      <text:p text:style-name="P4"><text:tab/><text:tab/>SET machineState = button</text:p>
      <text:p text:style-name="P4"/>
      <text:p text:style-name="P4">Main</text:p>
      <text:p text:style-name="P4"><text:tab/>machineState = ON / OFF / PROGRAM / SETTIME</text:p>
      <text:p text:style-name="P4"><text:tab/>SET machineState = OFF</text:p>
      <text:p text:style-name="P4"><text:tab/></text:p>
      <text:p text:style-name="P4"><text:tab/>WHILE minutes pass</text:p>
      <text:p text:style-name="P4"><text:tab/><text:tab/>SET time = GetTime()</text:p>
      <text:p text:style-name="P4"><text:tab/><text:tab/>DisplayTime(time)</text:p>
      <text:p text:style-name="P4"><text:tab/><text:tab/>CheckState(button, machineState)</text:p>
      <text:p text:style-name="P4"><text:tab/><text:tab/></text:p>
      <text:p text:style-name="P4"><text:tab/><text:tab/>WHILE machineState is ON</text:p>
      <text:p text:style-name="P4"><text:tab/><text:tab/><text:tab/>BrewCoffee()</text:p>
      <text:p text:style-name="P4"/>
      <text:p text:style-name="P4"><text:tab/><text:tab/>WHILE machineState is OFF</text:p>
      <text:p text:style-name="P4"><text:tab/><text:tab/><text:tab/>Dispense water off</text:p>
      <text:p text:style-name="P4"><text:tab/><text:tab/><text:tab/>Heat Pad off</text:p>
      <text:p text:style-name="P4"/>
      <text:p text:style-name="P4"><text:tab/><text:tab/>WHILE machineState <text:s/>is PROGRAM</text:p>
      <text:p text:style-name="P4"><text:tab/><text:tab/><text:tab/>CheckProgram(time, programTime, machineState)</text:p>
      <text:p text:style-name="P4"><text:tab/><text:tab/><text:tab/></text:p>
      <text:p text:style-name="P4"><text:tab/><text:tab/>WHILE machineState is SETTIME</text:p>
      <text:p text:style-name="P4"><text:tab/><text:tab/><text:tab/>SetTime(time)</text:p>
      <text:p text:style-name="P3"><text:tab/><text:tab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09:58:19.030455743</meta:creation-date>
    <dc:date>2021-07-17T13:54:58.049257480</dc:date>
    <meta:editing-duration>PT3H33M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131" meta:character-count="963" meta:non-whitespace-character-count="809"/>
  </office:meta>
</office:document-meta>
</file>